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wongozo kwa anaeanza</text:h>
      <text:p text:style-name="First_20_paragraph">Muongozo huu unaonyesa hatua kwa hatua jinsi ya kuanza katika OpenStreetMap (Ramani Huria). Utajifnza jinsi ya kusajiri akaunti, jinsi ya kutumia program za kutengeneza ramani, na kutoka inje ili kukusanya tarifa za kuweka kwenye ramani.</text:p>
      <text:p text:style-name="Text_20_body">In later chapters you can learn how to go outside and collect information to put on the map. The coordination chapters contain information about <text:span text:style-name="T1">remote mapping</text:span></text:p>
      <text:list xml:id="list4291168435576953845"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0:38:42.322924753</dc:date>
    <dc:creator>Nick Allen</dc:creator>
    <meta:editing-duration>P0D</meta:editing-duration>
    <meta:editing-cycles>1</meta:editing-cycles>
    <meta:document-statistic meta:table-count="0" meta:image-count="0" meta:object-count="0" meta:page-count="1" meta:paragraph-count="10" meta:word-count="80" meta:character-count="513" meta:non-whitespace-character-count="444"/>
    <meta:generator>LibreOffice/4.2.8.2$Linux_X86_64 LibreOffice_project/420m0$Build-2</meta:generator>
  </office:meta>
</office:document-meta>
</file>